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8e04" officeooo:paragraph-rsid="00118e04"/>
    </style:style>
    <style:style style:name="T1" style:family="text">
      <style:text-properties officeooo:rsid="00180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/06</text:p>
      <text:p text:style-name="P1">trabalhar o texto aprender a melhora o texto aprender o novos editores e novas modificacao </text:p>
      <text:p text:style-name="P1">novo conteudo e montar pagina </text:p>
      <text:p text:style-name="P1">05/07</text:p>
      <text:p text:style-name="P1">continuacao htmls /css3 partir 1 novo comando e as tags do html e melhorar </text:p>
      <text:p text:style-name="P1">26/07/2022</text:p>
      <text:p text:style-name="P1">configuracoes do css nessa aula aprendemos aplica css </text:p>
      <text:p text:style-name="P1">02/08/2022 </text:p>
      <text:p text:style-name="P1">aprendendo o cores e como elas funcionam como expecto rgb red greem b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9T09:20:29.338323233</meta:creation-date>
    <dc:date>2022-08-09T09:31:55.048571411</dc:date>
    <meta:editing-duration>PT5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9" meta:character-count="354" meta:non-whitespace-character-count="299"/>
  </office:meta>
</office:document-meta>
</file>